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Main_5f_back" draw:textarea-horizontal-align="justify" draw:textarea-vertical-align="middle" draw:auto-grow-height="false" draw:shadow="hidden" draw:shadow-offset-x="0.5cm" draw:shadow-offset-y="0.5cm"/>
    </style:style>
    <style:style style:name="gr2" style:family="graphic" style:parent-style-name="standard">
      <style:graphic-properties draw:stroke="none" svg:stroke-color="#000000" draw:fill="none" draw:fill-color="#ffffff" fo:min-height="0.848cm"/>
    </style:style>
    <style:style style:name="gr3" style:family="graphic" style:parent-style-name="standard">
      <style:graphic-properties svg:stroke-color="#e6e6ff" draw:fill="gradient" draw:fill-gradient-name="Gradient_20_8" draw:textarea-horizontal-align="justify" draw:textarea-vertical-align="middle" draw:auto-grow-height="false" draw:shadow="visible" draw:shadow-offset-x="0.05cm" draw:shadow-offset-y="0.05cm" draw:shadow-color="#000000"/>
    </style:style>
    <style:style style:name="gr4" style:family="graphic" style:parent-style-name="standard">
      <style:graphic-properties draw:fill="gradient" draw:fill-gradient-name="In_5f_Main" draw:textarea-horizontal-align="justify" draw:textarea-vertical-align="middle" draw:auto-grow-height="false" draw:shadow="visible" draw:shadow-offset-x="0.02cm" draw:shadow-offset-y="0.02cm" draw:shadow-color="#000000"/>
    </style:style>
    <style:style style:name="gr5" style:family="graphic" style:parent-style-name="standard">
      <style:graphic-properties draw:fill="gradient" draw:fill-gradient-name="Gradient_20_11" draw:textarea-horizontal-align="justify" draw:textarea-vertical-align="middle" draw:auto-grow-height="false" draw:shadow="visible" draw:shadow-offset-x="0.02cm" draw:shadow-offset-y="0.02cm" draw:shadow-color="#00000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5cm" fo:min-width="3.828cm"/>
    </style:style>
    <style:style style:name="gr7" style:family="graphic" style:parent-style-name="standard">
      <style:graphic-properties draw:fill="gradient" draw:fill-gradient-name="Gradient_20_12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3.658cm"/>
    </style:style>
    <style:style style:name="gr9" style:family="graphic" style:parent-style-name="standard">
      <style:graphic-properties draw:fill="gradient" draw:fill-gradient-name="Gradient_20_11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1cm" fo:min-width="3.341cm"/>
    </style:style>
    <style:style style:name="gr11" style:family="graphic" style:parent-style-name="standard">
      <style:graphic-properties draw:fill="gradient" draw:fill-color="#e6e64c" draw:fill-gradient-name="Plugins2" draw:textarea-horizontal-align="justify" draw:textarea-vertical-align="middle" draw:auto-grow-height="false" draw:shadow="visible" draw:shadow-offset-x="0.02cm" draw:shadow-offset-y="0.02cm" draw:shadow-color="#000000"/>
    </style:style>
    <style:style style:name="gr12" style:family="graphic" style:parent-style-name="standard">
      <style:graphic-properties draw:fill="gradient" draw:fill-color="#99ccff" draw:fill-gradient-name="Gradient_20_9" draw:textarea-horizontal-align="justify" draw:textarea-vertical-align="middle" draw:auto-grow-height="false" draw:shadow="hidden" draw:shadow-offset-x="0.5cm" draw:shadow-offset-y="0.5cm"/>
    </style:style>
    <style:style style:name="gr13" style:family="graphic" style:parent-style-name="standard">
      <style:graphic-properties draw:fill="gradient" draw:fill-color="#99ccff" draw:fill-gradient-name="Gradient_20_10" draw:textarea-horizontal-align="justify" draw:textarea-vertical-align="middle" draw:auto-grow-height="false" draw:shadow="visible" draw:shadow-offset-x="0.02cm" draw:shadow-offset-y="0.02cm" draw:shadow-color="#00000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9cm" fo:min-width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="Arrow" draw:marker-start-width="0.3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FreeSerif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color="#e6e6ff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color="#ffffff" fo:font-family="Arial" style:font-family-generic="swiss" style:font-pitch="variable" fo:font-weight="bold" style:font-weight-asian="bold" style:font-weight-complex="bold"/>
    </style:style>
    <style:style style:name="P5" style:family="paragraph">
      <style:text-properties fo:color="#ffffff"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style:text-properties fo:color="#ffffff" fo:font-family="FreeSerif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family="FreeSerif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ff" fo:font-family="FreeSerif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e6e6ff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ff" fo:font-family="FreeSerif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family="FreeSerif" style:font-family-generic="roman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09cm" svg:height="20.5cm" svg:x="0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0.5cm" svg:height="1.775cm" svg:x="3.5cm" svg:y="1.5cm">
          <draw:text-box>
            <text:p><text:span text:style-name="T1">Main <text:s/>Daemon</text:span></text:p>
          </draw:text-box>
        </draw:frame>
        <draw:custom-shape draw:style-name="gr3" draw:text-style-name="P1" draw:layer="layout" svg:width="20.09cm" svg:height="10cm" svg:x="0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cm" svg:height="3cm" svg:x="1.5cm" svg:y="7.5cm">
          <text:p text:style-name="P1"><text:span text:style-name="T2">Communication </text:span></text:p>
          <text:p text:style-name="P1"><text:span text:style-name="T2">Handler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3" draw:layer="layout" svg:width="10.59cm" svg:height="7cm" svg:x="9.41cm" svg:y="3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4" draw:layer="layout" svg:width="5.163cm" svg:height="1.885cm" svg:x="12cm" svg:y="3.723cm">
            <draw:text-box>
              <text:p text:style-name="P1"><text:span text:style-name="T3">PyGraph Tree</text:span></text:p>
              <text:p text:style-name="P1"><text:span text:style-name="T3">(networkTree)</text:span></text:p>
            </draw:text-box>
          </draw:frame>
        </draw:g>
        <draw:custom-shape draw:style-name="gr7" draw:text-style-name="P1" draw:layer="layout" svg:width="8.5cm" svg:height="4cm" svg:x="10.5cm" svg:y="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4.96cm" svg:height="0.962cm" svg:x="12.791cm" svg:y="6.5cm">
          <draw:text-box>
            <text:p><text:span text:style-name="T4">Server Node</text:span></text:p>
          </draw:text-box>
        </draw:frame>
        <draw:custom-shape draw:style-name="gr9" draw:text-style-name="P6" draw:layer="layout" svg:width="2.6cm" svg:height="1.5cm" svg:x="16.1cm" svg:y="8cm">
          <text:p text:style-name="P1"><text:span text:style-name="T4">Outl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2.5cm" svg:height="1.5cm" svg:x="10.8cm" svg:y="8cm">
          <text:p text:style-name="P1"><text:span text:style-name="T4">T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4.583cm" svg:height="1.775cm" svg:x="8.417cm" svg:y="12cm">
          <draw:text-box>
            <text:p><text:span text:style-name="T1">Plugins</text:span></text:p>
          </draw:text-box>
        </draw:frame>
        <draw:custom-shape draw:style-name="gr4" draw:text-style-name="P3" draw:layer="layout" svg:width="6cm" svg:height="2cm" svg:x="2cm" svg:y="5cm">
          <text:p text:style-name="P1"><text:span text:style-name="T2">Confi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3" draw:id="id3" draw:layer="layout" svg:width="6cm" svg:height="3.5cm" svg:x="14cm" svg:y="14cm">
          <text:p text:style-name="P1"><text:span text:style-name="T2">Socket </text:span></text:p>
          <text:p text:style-name="P1"><text:span text:style-name="T2">Lister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8cm" svg:height="12.76cm" svg:x="24.1cm" svg:y="9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5" draw:id="id5" draw:layer="layout" svg:width="4.5cm" svg:height="4.988cm" svg:x="25.8cm" svg:y="11.012cm">
          <text:p text:style-name="P1"><text:span text:style-name="T2">DBCa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4" draw:id="id4" draw:layer="layout" svg:width="4.5cm" svg:height="4.986cm" svg:x="25.8cm" svg:y="16.514cm">
          <text:p text:style-name="P1"><text:span text:style-name="T2">ClientCa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5.586cm" svg:height="1.606cm" svg:x="25.4cm" svg:y="9.394cm">
          <draw:text-box>
            <text:p><text:span text:style-name="T5">Webserver</text:span></text:p>
          </draw:text-box>
        </draw:frame>
        <draw:custom-shape draw:style-name="gr11" draw:text-style-name="P3" xml:id="id1" draw:id="id1" draw:layer="layout" svg:width="6cm" svg:height="3.5cm" svg:x="14cm" svg:y="18cm">
          <text:p text:style-name="P1"><text:span text:style-name="T2">Log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2" draw:id="id2" draw:layer="layout" svg:width="5cm" svg:height="5.5cm" svg:x="22.3cm" svg:y="0.5cm">
          <text:p text:style-name="P1"><text:span text:style-name="T6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6" draw:text-style-name="P1" draw:layer="layout" svg:x1="20cm" svg:y1="19.75cm" svg:x2="22.3cm" svg:y2="3.25cm" draw:start-shape="id1" draw:start-glue-point="1" draw:end-shape="id2" draw:end-glue-point="6" svg:d="m20000 19750h1161v-16500h1139">
          <text:p/>
        </draw:connector>
        <draw:custom-shape draw:style-name="gr11" draw:text-style-name="P3" draw:layer="layout" svg:width="6cm" svg:height="3.5cm" svg:x="1cm" svg:y="14cm">
          <text:p text:style-name="P1"><text:span text:style-name="T2">Auto Contr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6cm" svg:height="3.5cm" svg:x="7.5cm" svg:y="14cm">
          <text:p text:style-name="P1"><text:span text:style-name="T2">Core </text:span></text:p>
          <text:p text:style-name="P1"><text:span text:style-name="T2">Communication</text:span></text:p>
          <text:p text:style-name="P1"><text:span text:style-name="T2"><text:s/></text:span><text:span text:style-name="T2">comman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20cm" svg:y1="15.75cm" svg:x2="25.8cm" svg:y2="19.007cm" draw:start-shape="id3" draw:start-glue-point="1" draw:end-shape="id4" draw:end-glue-point="3" svg:d="m20000 15750h2911v3257h2889">
          <text:p/>
        </draw:connector>
        <draw:connector draw:style-name="gr17" draw:text-style-name="P1" draw:layer="layout" svg:x1="25.8cm" svg:y1="13.506cm" svg:x2="24.8cm" svg:y2="6cm" draw:start-shape="id5" draw:start-glue-point="3" draw:end-shape="id2" draw:end-glue-point="7" svg:d="m25800 13506h-1000v-7506">
          <text:p/>
        </draw:connector>
        <draw:custom-shape draw:style-name="gr11" draw:text-style-name="P3" draw:layer="layout" svg:width="6cm" svg:height="3.5cm" svg:x="7.5cm" svg:y="18cm">
          <text:p text:style-name="P1"><text:span text:style-name="T2">Editing</text:span></text:p>
          <text:p text:style-name="P1"><text:span text:style-name="T2">Communication</text:span></text:p>
          <text:p text:style-name="P1"><text:span text:style-name="T2"><text:s/></text:span><text:span text:style-name="T2">comman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2.5cm" svg:height="1.5cm" svg:x="13.5cm" svg:y="8cm">
          <text:p text:style-name="P1"><text:span text:style-name="T4">Contr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ff0000" draw:end-color="#800000" draw:start-intensity="100%" draw:end-intensity="100%" draw:angle="0" draw:border="0%"/>
    <draw:gradient draw:name="Gradient_20_11" draw:display-name="Gradient 11" draw:style="linear" draw:start-color="#3deb3d" draw:end-color="#008000" draw:start-intensity="100%" draw:end-intensity="100%" draw:angle="0" draw:border="0%"/>
    <draw:gradient draw:name="Gradient_20_12" draw:display-name="Gradient 12" draw:style="linear" draw:start-color="#008000" draw:end-color="#3deb3d" draw:start-intensity="100%" draw:end-intensity="100%" draw:angle="0" draw:border="0%"/>
    <draw:gradient draw:name="Gradient_20_8" draw:display-name="Gradient 8" draw:style="linear" draw:start-color="#666600" draw:end-color="#e6ff00" draw:start-intensity="100%" draw:end-intensity="100%" draw:angle="0" draw:border="35%"/>
    <draw:gradient draw:name="Gradient_20_9" draw:display-name="Gradient 9" draw:style="linear" draw:start-color="#800000" draw:end-color="#ff0000" draw:start-intensity="100%" draw:end-intensity="100%" draw:angle="0" draw:border="0%"/>
    <draw:gradient draw:name="In_5f_Main" draw:display-name="In_Main" draw:style="linear" draw:start-color="#9999cc" draw:end-color="#000080" draw:start-intensity="100%" draw:end-intensity="100%" draw:angle="0" draw:border="0%"/>
    <draw:gradient draw:name="Main_5f_back" draw:display-name="Main_back" draw:style="linear" draw:start-color="#000080" draw:end-color="#9999cc" draw:start-intensity="100%" draw:end-intensity="100%" draw:angle="0" draw:border="0%"/>
    <draw:gradient draw:name="Plugins2" draw:style="linear" draw:start-color="#cccc00" draw:end-color="#666600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fo:text-align="end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3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th Sheffer</meta:initial-creator>
    <meta:creation-date>2012-08-12T19:19:27</meta:creation-date>
    <dc:date>2012-10-23T21:41:12</dc:date>
    <dc:creator>Guy Sheffer</dc:creator>
    <meta:editing-duration>PT2H46M56S</meta:editing-duration>
    <meta:editing-cycles>21</meta:editing-cycles>
    <meta:generator>LibreOffice/3.5$Linux_x86 LibreOffice_project/350m1$Build-2</meta:generator>
    <meta:document-statistic meta:object-count="27"/>
  </office:meta>
</office:document-meta>
</file>